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984e8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DejaVu Sans" officeooo:paragraph-rsid="000984e8"/>
    </style:style>
    <style:style style:name="P3" style:family="paragraph" style:parent-style-name="Standard">
      <style:paragraph-properties fo:text-align="start" style:justify-single-word="false"/>
      <style:text-properties style:font-name="DejaVu Sans" officeooo:paragraph-rsid="000aa748"/>
    </style:style>
    <style:style style:name="P4" style:family="paragraph" style:parent-style-name="Standard">
      <style:paragraph-properties fo:text-align="start" style:justify-single-word="false"/>
      <style:text-properties style:font-name="DejaVu Sans" officeooo:paragraph-rsid="000bf787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officeooo:paragraph-rsid="000bf787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12c908" officeooo:paragraph-rsid="0012c9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weight="bold" officeooo:rsid="0012bed7" officeooo:paragraph-rsid="0012bed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weight="bold" officeooo:rsid="000984e8" officeooo:paragraph-rsid="000aa74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bold" officeooo:rsid="000984e8" officeooo:paragraph-rsid="000bf78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officeooo:rsid="000984e8" officeooo:paragraph-rsid="000984e8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984e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984e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aa74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aa748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bold" officeooo:rsid="000aa748" officeooo:paragraph-rsid="000aa748" style:font-size-asian="10.5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bold" officeooo:rsid="000aa748" officeooo:paragraph-rsid="000bf787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e8" officeooo:paragraph-rsid="000984e8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0bf787" officeooo:paragraph-rsid="000c6961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0aa748" officeooo:paragraph-rsid="000bf787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10c3a5" officeooo:paragraph-rsid="0010c3a5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DejaVu Sans" officeooo:rsid="000c6961" officeooo:paragraph-rsid="000c6961"/>
    </style:style>
    <style:style style:name="P25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984e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aa74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28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984e8" officeooo:paragraph-rsid="000984e8" style:font-size-asian="10.5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35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36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37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38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c6961" officeooo:paragraph-rsid="000c6961" style:font-size-asian="10.5pt" style:font-weight-asian="normal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officeooo:paragraph-rsid="000c6961"/>
    </style:style>
    <style:style style:name="P42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DejaVu Sans" officeooo:paragraph-rsid="000c69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596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a748" style:font-weight-asian="normal" style:font-weight-complex="normal"/>
    </style:style>
    <style:style style:name="T5" style:family="text">
      <style:text-properties fo:font-weight="normal" officeooo:rsid="000bf787" style:font-weight-asian="normal" style:font-weight-complex="normal"/>
    </style:style>
    <style:style style:name="T6" style:family="text">
      <style:text-properties officeooo:rsid="000aa748"/>
    </style:style>
    <style:style style:name="T7" style:family="text">
      <style:text-properties officeooo:rsid="000bf787"/>
    </style:style>
    <style:style style:name="T8" style:family="text">
      <style:text-properties officeooo:rsid="000c6961"/>
    </style:style>
    <style:style style:name="T9" style:family="text">
      <style:text-properties officeooo:rsid="001286c0"/>
    </style:style>
    <style:style style:name="T10" style:family="text">
      <style:text-properties officeooo:rsid="0012bed7"/>
    </style:style>
    <style:style style:name="T11" style:family="text">
      <style:text-properties officeooo:rsid="0012c908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0984e8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0bf787" style:font-size-asian="10.5pt" style:font-weight-asian="bold" style:font-size-complex="12pt" style:font-weight-complex="bold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984e8" style:font-size-asian="10.5pt" style:font-size-complex="12pt"/>
    </style:style>
    <style:style style:name="T17" style:family="text">
      <style:text-properties fo:font-size="12pt" officeooo:rsid="000aa748" style:font-size-asian="10.5pt" style:font-size-complex="12pt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aa74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2c90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0bf78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c6961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4596b" style:font-size-asian="10.5pt" style:font-weight-asian="normal" style:font-size-complex="12pt" style:font-weight-complex="normal"/>
    </style:style>
    <style:style style:name="T24" style:family="text">
      <style:text-properties officeooo:rsid="001459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 d’Utilisation du package</text:p>
      <text:p text:style-name="P1">« Authentification »</text:p>
      <text:p text:style-name="P25">Cas d’Utilisation n°<text:span text:style-name="T11">1-</text:span>00<text:span text:style-name="T11">1</text:span></text:p>
      <text:p text:style-name="P2"><text:span text:style-name="T13">Nom :</text:span><text:span text:style-name="T16"> Se créer un compte</text:span></text:p>
      <text:p text:style-name="P6"><text:span text:style-name="T16">E</text:span><text:span text:style-name="T15">xtension :</text:span><text:span text:style-name="T18"> Ce Cas d’Utilisation étend au point EXT1 le Cas d’Utilisation n°1-003 : Se connecter à la plateforme.</text:span></text:p>
      <text:p text:style-name="P10"><text:span text:style-name="T12">Acteur(s) :</text:span><text:span text:style-name="T15"> Visiteur</text:span></text:p>
      <text:p text:style-name="P11"><text:span text:style-name="T1">Description :</text:span> Le Visiteur se crée un compte pour pouvoir enregistrer ses données.</text:p>
      <text:p text:style-name="P11"><text:span text:style-name="T1">Pré-condition(s) :</text:span> — </text:p>
      <text:p text:style-name="P11"><text:span text:style-name="T1">Déclencheur :</text:span> Le Visiteur demande à accéder à la page de création de compte.</text:p>
      <text:p text:style-name="P12">Scénario nominal :</text:p>
      <text:p text:style-name="P28">Le <text:span text:style-name="T1">Système demande</text:span> les informations de connexion (e-mail, mot de passe…).</text:p>
      <text:p text:style-name="P18">Le <text:span text:style-name="T1">Visiteur renseigne</text:span> les informations demandée, et valide son formulaire.</text:p>
      <text:p text:style-name="P18">Le <text:span text:style-name="T1">Système vérifie</text:span> la validité des informations (e-mail non existant dans la BDD, mot de passe conforme aux exigences).</text:p>
      <text:p text:style-name="P18">Le <text:span text:style-name="T1">Système enregistre</text:span> les données saisies par le Visiteur.</text:p>
      <text:p text:style-name="P15">Scénario alternatif :<text:span text:style-name="T3"> — </text:span></text:p>
      <text:p text:style-name="P15">Scénario d’exception :</text:p>
      <text:p text:style-name="P29">3. a) Le <text:span text:style-name="T1">Système détecte</text:span> que le mail existe déjà dans la BDD.</text:p>
      <text:p text:style-name="P29">3. a) I) Le <text:span text:style-name="T1">Système signale</text:span> au Visiteur que le mail est déjà enregistré et demande au Visiteur d’en renseigner un nouveau.</text:p>
      <text:p text:style-name="P29">3. a) II) Retour à l’étape 2.</text:p>
      <text:p text:style-name="P29">3. b) Le <text:span text:style-name="T1">Système détecte</text:span> que le mot de passe ne correspond pas aux exigences requises.</text:p>
      <text:p text:style-name="P29">3. b) I) Le <text:span text:style-name="T1">Système demande</text:span> à l’utilisateur de renseigner un mot de passe correspondant aux exigences.</text:p>
      <text:p text:style-name="P21">3. b) II) Retour à l’étape 2.</text:p>
      <text:p text:style-name="P26">Cas d’Utilisation n°<text:span text:style-name="T11">1-</text:span>00<text:span text:style-name="T6">2</text:span></text:p>
      <text:p text:style-name="P3"><text:span text:style-name="T13">Nom : </text:span><text:span text:style-name="T19">Récupérer </text:span><text:span text:style-name="T23">son</text:span><text:span text:style-name="T19"> mot de passe</text:span></text:p>
      <text:p text:style-name="P7"><text:span text:style-name="T17">E</text:span><text:span text:style-name="T15">xtension :</text:span><text:span text:style-name="T18"> C</text:span><text:span text:style-name="T20">e Cas d’</text:span><text:span text:style-name="T18">U</text:span><text:span text:style-name="T23">t</text:span><text:span text:style-name="T20">ilisation</text:span><text:span text:style-name="T18"> étend </text:span><text:span text:style-name="T20">au point EXT2 </text:span><text:span text:style-name="T18">le C</text:span><text:span text:style-name="T20">as d’</text:span><text:span text:style-name="T18">U</text:span><text:span text:style-name="T20">tilisat</text:span><text:span text:style-name="T23">i</text:span><text:span text:style-name="T20">on</text:span><text:span text:style-name="T18"> </text:span><text:span text:style-name="T20">n°1-</text:span><text:span text:style-name="T18">003 : </text:span><text:span text:style-name="T20">Se connecter à la plateforme.</text:span></text:p>
      <text:p text:style-name="P8"><text:span text:style-name="T15">Acteur(s) : </text:span><text:span text:style-name="T23">Client</text:span></text:p>
      <text:p text:style-name="P13">Description : <text:span text:style-name="T4">Le Visiteur </text:span><text:span text:style-name="T5">oublie son mot de passe et </text:span><text:span text:style-name="T4">demande à </text:span><text:span text:style-name="T5">le </text:span><text:span text:style-name="T4">récupérer.</text:span></text:p>
      <text:p text:style-name="P13">Pré-condition(s) : <text:span text:style-name="T3">—</text:span></text:p>
      <text:p text:style-name="P34">Déclencheur : <text:s/><text:span text:style-name="T4">Le Visiteur demande à récupérer son mot de passe.</text:span></text:p>
      <text:p text:style-name="P16">Scénario nominal :</text:p>
      <text:p text:style-name="P19"><text:tab/><text:span text:style-name="T24">1. </text:span>Le <text:span text:style-name="T1">Système</text:span> <text:span text:style-name="T1">demande</text:span> au Visiteur de renseigner son e-mail de connexion.</text:p>
      <text:p text:style-name="P19"><text:tab/><text:span text:style-name="T24">2. </text:span>Le <text:span text:style-name="T1">Visiteur saisie</text:span> l’e-mail et valide.</text:p>
      <text:p text:style-name="P19"><text:tab/><text:span text:style-name="T24">3. </text:span>Le <text:span text:style-name="T1">Système vérifie</text:span> la présence du compte dans la BDD.</text:p>
      <text:p text:style-name="P19"><text:span text:style-name="T24"><text:tab/>4. </text:span>Le <text:span text:style-name="T1">Système envoie</text:span> un e-mail à l’adresse renseignée contenant le mot de passe.</text:p>
      <text:p text:style-name="P16">Scénario alternatif :</text:p>
      <text:p text:style-name="P21"><text:span text:style-name="T1">Scénario d’exception </text:span>:</text:p>
      <text:p text:style-name="P35"><text:tab/><text:tab/>3. a) Le <text:span text:style-name="T1">Système</text:span> <text:span text:style-name="T1">ne trouve pas</text:span> le mail dans la BDD.</text:p>
      <text:p text:style-name="P35"><text:tab/><text:tab/><text:tab/>3. a) I) Le <text:span text:style-name="T1">Système signale</text:span> que le compte est introuvable.</text:p>
      <text:p text:style-name="P19"><text:tab/><text:tab/><text:tab/>3. a) II) Retour à l’étape 1.</text:p>
      <text:p text:style-name="P27">Cas d’Utilisation n°<text:span text:style-name="T24">1-</text:span>00<text:span text:style-name="T7">3</text:span></text:p>
      <text:p text:style-name="P4"><text:span text:style-name="T13">Nom : </text:span><text:span text:style-name="T21">Se connecter à son compte</text:span></text:p>
      <text:p text:style-name="P9"><text:span text:style-name="T15">Acteur(s) : </text:span><text:span text:style-name="T23">Utilisateur</text:span></text:p>
      <text:p text:style-name="P4"><text:span text:style-name="T13">Description : </text:span><text:span text:style-name="T21">Connexion du Visiteur à son compte de la plate-forme.</text:span></text:p>
      <text:p text:style-name="P14">Pré-condition(s) : <text:span text:style-name="T3">—</text:span></text:p>
      <text:p text:style-name="P34">Déclencheur : <text:s/><text:span text:style-name="T4">Le Visiteur demande à </text:span><text:span text:style-name="T5">accéder à sa page de compte</text:span><text:span text:style-name="T4">.</text:span></text:p>
      <text:p text:style-name="P17">Scénario nominal :</text:p>
      <text:p text:style-name="P5"><text:span text:style-name="T21"><text:tab/></text:span><text:span text:style-name="T20">1. </text:span><text:span text:style-name="T21">Le </text:span><text:span text:style-name="T14">Système</text:span><text:span text:style-name="T21"> </text:span><text:span text:style-name="T14">demande</text:span><text:span text:style-name="T21"> au Visiteur de renseigner son e-mail de connexion et sont mot de passe.</text:span></text:p>
      <text:p text:style-name="P19"><text:tab/><text:span text:style-name="T11">2. </text:span>Le <text:span text:style-name="T1">Visiteur saisie</text:span> l’e-mail et valide.</text:p>
      <text:p text:style-name="P5"><text:span text:style-name="T21"><text:tab/></text:span><text:span text:style-name="T20">3. </text:span><text:span text:style-name="T21">Le </text:span><text:span text:style-name="T14">Système vérifie</text:span><text:span text:style-name="T21"> la présence du compte dans la BDD </text:span><text:span text:style-name="T22">et </text:span><text:span text:style-name="T21">la correspondance du mot de passe.</text:span></text:p>
      <text:p text:style-name="P24"><text:span text:style-name="T21"><text:tab/></text:span><text:span text:style-name="T20">4. </text:span><text:span text:style-name="T21">L</text:span><text:span text:style-name="T18">e </text:span><text:span text:style-name="T12">Système affiche</text:span><text:span text:style-name="T18"> le compte du Visiteur</text:span></text:p>
      <text:p text:style-name="P17">Scénario alternatif :</text:p>
      <text:p text:style-name="P38"><text:tab/><text:tab/>1. a) Le <text:span text:style-name="T2">Client</text:span> a oublié son mot de passe et <text:span text:style-name="T1">demande</text:span> à l<text:span text:style-name="T9">e</text:span> récupérer (<text:span text:style-name="T10">extension</text:span> <text:span text:style-name="T24">au </text:span>Cas d’Utilisation n°<text:span text:style-name="T24">1-</text:span>002 : <text:span text:style-name="T24">Récupérer son mot de passe</text:span>).</text:p>
      <text:p text:style-name="P23"><text:tab/><text:tab/>1. b) Le <text:span text:style-name="T1">Visiteur souhaite</text:span> se créer un compte (<text:span text:style-name="T10">extension</text:span> du Cas d’Utilisation n°<text:span text:style-name="T24">1-</text:span>001 : <text:span text:style-name="T24">Se créer un compte</text:span>).</text:p>
      <text:p text:style-name="P22"><text:span text:style-name="T1">Scénario d’exception </text:span>:</text:p>
      <text:p text:style-name="P35"><text:span text:style-name="T8"><text:tab/><text:tab/>3</text:span>. a) Le <text:span text:style-name="T1">Système</text:span> <text:span text:style-name="T1">ne trouve pas </text:span>le mail dans la BDD.</text:p>
      <text:p text:style-name="P35"><text:tab/><text:tab/><text:tab/>3. a) I) Le <text:span text:style-name="T1">Système signale</text:span> que l’<text:span text:style-name="T8">e-mail est introuvable</text:span>.</text:p>
      <text:p text:style-name="P19"><text:tab/><text:tab/><text:tab/>3. a) II) Retour à l’étape 1.</text:p>
      <text:p text:style-name="P41"><text:span text:style-name="T22"><text:tab/><text:tab/>3</text:span><text:span text:style-name="T21">. </text:span><text:span text:style-name="T22">b</text:span><text:span text:style-name="T21">) Le </text:span><text:span text:style-name="T14">Système</text:span><text:span text:style-name="T21"> ne trouve pas </text:span><text:span text:style-name="T22">de correspondance entre le mot de passe entré et le mot de passe enregistré.</text:span><text:span text:style-name="T21">.</text:span></text:p>
      <text:p text:style-name="P41"><text:span text:style-name="T21"><text:tab/><text:tab/><text:tab/>3. </text:span><text:span text:style-name="T20">b</text:span><text:span text:style-name="T21">) I) Le </text:span><text:span text:style-name="T14">Système signale</text:span><text:span text:style-name="T21"> que le </text:span><text:span text:style-name="T22">mot de passe est incorrect</text:span><text:span text:style-name="T21">.</text:span></text:p>
      <text:p text:style-name="P20"><text:tab/><text:tab/><text:tab/>3. <text:span text:style-name="T11">b</text:span>) II) Retour à l’étape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7:04:02.891000000</meta:creation-date>
    <dc:date>2020-03-18T15:36:29.036685031</dc:date>
    <meta:editing-duration>PT58M42S</meta:editing-duration>
    <meta:editing-cycles>5</meta:editing-cycles>
    <meta:generator>LibreOffice/6.0.7.3$Linux_X86_64 LibreOffice_project/00m0$Build-3</meta:generator>
    <dc:creator>Thomas Hintermeier</dc:creator>
    <meta:document-statistic meta:table-count="0" meta:image-count="0" meta:object-count="0" meta:page-count="4" meta:paragraph-count="60" meta:word-count="561" meta:character-count="3201" meta:non-whitespace-character-count="2656"/>
  </office:meta>
</office:document-meta>
</file>